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et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Archiv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VSpace( double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Object( String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App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et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VSpace( int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CodeBas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Align( String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Space( double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Width( double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eight( doubl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Space( int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